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imSun1" svg:font-family="SimSun"/>
    <style:font-face style:name="Calibri" svg:font-family="Calibri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paragraph-properties fo:text-align="justify" style:justify-single-word="false"/>
      <style:text-properties fo:language="en" fo:country="US"/>
    </style:style>
    <style:style style:name="P4" style:family="paragraph" style:parent-style-name="Standard">
      <style:paragraph-properties fo:text-align="justify" style:justify-single-word="false"/>
      <style:text-properties fo:font-size="10pt" fo:language="en" fo:country="US" style:font-size-asian="10pt"/>
    </style:style>
    <style:style style:name="P5" style:family="paragraph" style:parent-style-name="Standard" style:master-page-name="Standard">
      <style:paragraph-properties style:page-number="auto"/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6" style:family="paragraph">
      <loext:graphic-properties draw:fill="solid"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P8" style:family="paragraph">
      <loext:graphic-properties draw:fill="solid" draw:fill-color="#ffffff" draw:opacity="0%"/>
      <style:paragraph-properties style:writing-mode="lr-tb"/>
    </style:style>
    <style:style style:name="P9" style:family="paragraph">
      <loext:graphic-properties draw:fill="none" draw:fill-color="#ffffff"/>
      <style:paragraph-properties style:writing-mode="lr-tb"/>
    </style:style>
    <style:style style:name="T1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de" fo:country="DE"/>
    </style:style>
    <style:style style:name="T4" style:family="text">
      <style:text-properties fo:language="de" fo:country="DE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style:font-name-asian="Calibri" style:font-name-complex="Calibri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-left="0.256cm" fo:padding-right="0.256cm" fo:padding-top="0.129cm" fo:padding-bottom="0.129cm" fo:border="none"/>
    </style:style>
    <style:style style:name="gr1" style:family="graphic">
      <style:graphic-properties draw:stroke="solid" svg:stroke-width="0.026cm" svg:stroke-color="#000000" draw:stroke-linejoin="miter" svg:stroke-linecap="square" draw:fill="solid" draw:fill-color="#ffffff" draw:textarea-horizontal-align="left" draw:textarea-vertical-align="top" draw:auto-grow-height="false" fo:min-height="2.455cm" fo:min-width="0.048cm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26cm" svg:stroke-color="#000000" draw:stroke-linejoin="miter" svg:stroke-linecap="square" draw:fill="solid" draw:fill-color="#ffffff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solid" svg:stroke-width="0.026cm" svg:stroke-color="#ff0000" draw:stroke-linejoin="miter" svg:stroke-linecap="square" draw:fill="solid" draw:fill-color="#ffffff" draw:opacity="0%" draw:textarea-horizontal-align="left" draw:textarea-vertical-align="top" draw:auto-grow-height="false" fo:min-height="0.099cm" fo:min-width="0cm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solid" svg:stroke-width="0.026cm" svg:stroke-color="#000000" draw:marker-end="msArrowOpenEnd_20_5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solid" svg:stroke-width="0.026cm" svg:stroke-color="#000000" draw:marker-end="msArrowStealthEnd_20_5" draw:marker-end-width="0.212cm" draw:marker-end-center="false" draw:stroke-linejoin="round" svg:stroke-linecap="square" draw:fill="none" draw:fill-color="#ffffff" draw:textarea-horizontal-align="left" draw:textarea-vertical-align="top" draw:auto-grow-height="false" fo:min-height="0.316cm" fo:min-width="0.125cm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solid" svg:stroke-width="0.026cm" svg:stroke-color="#000000" draw:marker-end="msArrowStealthEnd_20_5" draw:marker-end-width="0.212cm" draw:marker-end-center="false" draw:stroke-linejoin="round" svg:stroke-linecap="square" draw:fill="none" draw:fill-color="#ffffff" draw:textarea-horizontal-align="left" draw:textarea-vertical-align="top" draw:auto-grow-height="false" fo:min-height="0.589cm" fo:min-width="0.162cm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solid" svg:stroke-width="0.026cm" svg:stroke-color="#000000" draw:marker-end="msArrowStealthEnd_20_5" draw:marker-end-width="0.212cm" draw:marker-end-center="false" draw:stroke-linejoin="round" svg:stroke-linecap="square" draw:fill="none" draw:fill-color="#ffffff" draw:textarea-horizontal-align="left" draw:textarea-vertical-align="top" draw:auto-grow-height="false" fo:min-height="0.907cm" fo:min-width="0.162cm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solid" svg:stroke-width="0.026cm" svg:stroke-color="#000000" draw:marker-end="msArrowStealthEnd_20_5" draw:marker-end-width="0.212cm" draw:marker-end-center="false" draw:stroke-linejoin="round" svg:stroke-linecap="square" draw:fill="none" draw:fill-color="#ffffff" draw:textarea-horizontal-align="left" draw:textarea-vertical-align="top" draw:auto-grow-height="false" fo:min-height="1.141cm" fo:min-width="0.104cm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solid" svg:stroke-width="0.026cm" svg:stroke-color="#000000" draw:marker-end="msArrowStealthEnd_20_5" draw:marker-end-width="0.212cm" draw:marker-end-center="false" draw:stroke-linejoin="round" svg:stroke-linecap="square" draw:fill="none" draw:fill-color="#ffffff" draw:textarea-horizontal-align="left" draw:textarea-vertical-align="top" draw:auto-grow-height="false" fo:min-height="1.422cm" fo:min-width="0.012cm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solid" svg:stroke-width="0.026cm" svg:stroke-color="#000000" draw:marker-end="msArrowStealthEnd_20_5" draw:marker-end-width="0.212cm" draw:marker-end-center="false" draw:stroke-linejoin="round" svg:stroke-linecap="square" draw:fill="none" draw:fill-color="#ffffff" draw:textarea-horizontal-align="left" draw:textarea-vertical-align="top" draw:auto-grow-height="false" fo:min-height="2.125cm" fo:min-width="0cm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solid" svg:stroke-width="0.026cm" svg:stroke-color="#000000" draw:marker-end="msArrowStealthEnd_20_5" draw:marker-end-width="0.212cm" draw:marker-end-center="false" draw:stroke-linejoin="round" svg:stroke-linecap="square" draw:fill="none" draw:fill-color="#ffffff" draw:textarea-horizontal-align="left" draw:textarea-vertical-align="top" draw:auto-grow-height="false" fo:min-height="1.87cm" fo:min-width="0cm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est explanation:</text:p>
      <text:p text:style-name="Standard"><text:span text:style-name="T2">18 Xena ports connect with 18 WR switch ports. Here we chose Blocks with bidirection topology. 9 ports belong to WEST and other 9 ports belong to EAST. </text:span>Each<text:span text:style-name="T3"> Xena</text:span> port<text:span text:style-name="T3"> produces 55Mbps broadcast traffic.</text:span></text:p>
      <text:p text:style-name="Standard"><text:span text:style-name="T1">Working p</text:span><text:span text:style-name="T4">rinciple of Xen</text:span><text:span text:style-name="T1">a:</text:span></text:p>
      <text:p text:style-name="Standard"><draw:frame draw:style-name="fr1" draw:name="Frame1" text:anchor-type="char" svg:x="1.275cm" svg:y="0.924cm" svg:width="1.829cm" svg:height="0.725cm" draw:z-index="20"><draw:text-box><text:p text:style-name="P1"/></draw:text-box></draw:frame><text:span text:style-name="T2">Each Xena port generates 9 streams, each of them is with 55Mbps/9=6.1Mbps and broadcast. So each </text:span>WR switch<text:span text:style-name="T2"> port transfers </text:span>55Mbps broadcast traffic<text:span text:style-name="T2"> and receives 55Mbps*17ports=935Mbps traffic. </text:span></text:p>
      <text:p text:style-name="P3"><draw:custom-shape text:anchor-type="char" draw:z-index="10" draw:style-name="gr1" draw:text-style-name="P6" svg:width="0.93cm" svg:height="2.915cm" svg:x="5.205cm" svg:y="0.43cm"><text:p/><draw:enhanced-geometry svg:viewBox="0 0 21600 21600" draw:type="rectangle" draw:enhanced-path="M 0 0 L 21600 0 21600 21600 0 21600 0 0 Z N"/></draw:custom-shape><draw:custom-shape text:anchor-type="char" draw:z-index="11" draw:style-name="gr2" draw:text-style-name="P6" svg:width="0.897cm" svg:height="0.309cm" svg:x="5.221cm" svg:y="0.46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29" draw:style-name="gr4" draw:text-style-name="P8" svg:width="0.331cm" svg:height="0.6cm" svg:x="1.522cm" svg:y="0.482cm"><text:p/><draw:enhanced-geometry svg:viewBox="0 0 21600 21600" draw:glue-points="10800 0 0 10800 10800 21600 21600 10800" draw:text-areas="?f4 ?f6 ?f5 ?f7" draw:type="flowchart-alternate-process" draw:modifiers="2700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char" draw:z-index="4" draw:style-name="gr2" draw:text-style-name="P6" svg:width="0.897cm" svg:height="0.309cm" svg:x="0.416cm" svg:y="1.52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2" draw:style-name="gr2" draw:text-style-name="P6" svg:width="0.897cm" svg:height="0.309cm" svg:x="0.413cm" svg:y="0.84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3" draw:style-name="gr2" draw:text-style-name="P6" svg:width="0.897cm" svg:height="0.309cm" svg:x="0.415cm" svg:y="1.18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0" draw:style-name="gr1" draw:text-style-name="P6" svg:width="0.93cm" svg:height="2.915cm" svg:x="0.381cm" svg:y="0.517cm"><text:p/><draw:enhanced-geometry svg:viewBox="0 0 21600 21600" draw:type="rectangle" draw:enhanced-path="M 0 0 L 21600 0 21600 21600 0 21600 0 0 Z N"/></draw:custom-shape><draw:custom-shape text:anchor-type="char" draw:z-index="9" draw:style-name="gr2" draw:text-style-name="P6" svg:width="0.897cm" svg:height="0.309cm" svg:x="0.363cm" svg:y="3.0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6" draw:style-name="gr2" draw:text-style-name="P6" svg:width="0.897cm" svg:height="0.309cm" svg:x="0.383cm" svg:y="2.11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5" draw:style-name="gr2" draw:text-style-name="P6" svg:width="0.897cm" svg:height="0.309cm" svg:x="0.383cm" svg:y="1.81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8" draw:style-name="gr2" draw:text-style-name="P6" svg:width="0.897cm" svg:height="0.309cm" svg:x="0.381cm" svg:y="2.76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7" draw:style-name="gr2" draw:text-style-name="P6" svg:width="0.897cm" svg:height="0.309cm" svg:x="0.397cm" svg:y="2.43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1" draw:style-name="gr2" draw:text-style-name="P6" svg:width="0.897cm" svg:height="0.309cm" svg:x="0.397cm" svg:y="0.54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5"> <text:s text:c="2"/></text:span>West <text:s text:c="23"/>East</text:p>
      <text:p text:style-name="P4"><draw:custom-shape text:anchor-type="char" draw:z-index="46" draw:style-name="gr2" draw:text-style-name="P6" svg:width="0.211cm" svg:height="0.211cm" svg:x="1.311cm" svg:y="0.01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char" draw:z-index="45" draw:style-name="gr12" draw:text-style-name="P9" svg:width="0.696cm" svg:height="2.329cm" svg:x="1.321cm" svg:y="0.284cm"><text:p/><draw:enhanced-geometry svg:viewBox="0 0 592 594" draw:type="non-primitive" draw:enhanced-path="M 305 0  C 331 22 392 67 446 123  C 501 178 555 210 578 279  C 602 348 593 411 562 471  C 531 532 476 560 422 582  C 367 604 343 591 289 582  C 234 574 199 584 148 538  C 97 493 21 566 0 530  N"/></draw:custom-shape><draw:custom-shape text:anchor-type="char" draw:z-index="44" draw:style-name="gr11" draw:text-style-name="P9" svg:width="0.825cm" svg:height="2.585cm" svg:x="1.307cm" svg:y="0.321cm"><text:p/><draw:enhanced-geometry svg:viewBox="0 0 592 594" draw:type="non-primitive" draw:enhanced-path="M 305 0  C 331 22 392 67 446 123  C 501 178 555 210 578 279  C 602 348 593 411 562 471  C 531 532 476 560 422 582  C 367 604 343 591 289 582  C 234 574 199 584 148 538  C 97 493 21 566 0 530  N"/></draw:custom-shape><draw:custom-shape text:anchor-type="char" draw:z-index="43" draw:style-name="gr10" draw:text-style-name="P9" svg:width="0.895cm" svg:height="1.881cm" svg:x="1.314cm" svg:y="0.28cm"><text:p/><draw:enhanced-geometry svg:viewBox="0 0 592 594" draw:type="non-primitive" draw:enhanced-path="M 305 0  C 331 22 392 67 446 123  C 501 178 555 210 578 279  C 602 348 593 411 562 471  C 531 532 476 560 422 582  C 367 604 343 591 289 582  C 234 574 199 584 148 538  C 97 493 21 566 0 530  N"/></draw:custom-shape><draw:custom-shape text:anchor-type="char" draw:z-index="42" draw:style-name="gr9" draw:text-style-name="P9" svg:width="0.987cm" svg:height="1.601cm" svg:x="1.3cm" svg:y="0.245cm"><text:p/><draw:enhanced-geometry svg:viewBox="0 0 592 594" draw:type="non-primitive" draw:enhanced-path="M 305 0  C 331 22 392 67 446 123  C 501 178 555 210 578 279  C 602 348 593 411 562 471  C 531 532 476 560 422 582  C 367 604 343 591 289 582  C 234 574 199 584 148 538  C 97 493 21 566 0 530  N"/></draw:custom-shape><draw:custom-shape text:anchor-type="char" draw:z-index="41" draw:style-name="gr8" draw:text-style-name="P9" svg:width="1.045cm" svg:height="1.366cm" svg:x="1.275cm" svg:y="0.252cm"><text:p/><draw:enhanced-geometry svg:viewBox="0 0 592 594" draw:type="non-primitive" draw:enhanced-path="M 305 0  C 331 22 392 67 446 123  C 501 178 555 210 578 279  C 602 348 593 411 562 471  C 531 532 476 560 422 582  C 367 604 343 591 289 582  C 234 574 199 584 148 538  C 97 493 21 566 0 530  N"/></draw:custom-shape><draw:custom-shape text:anchor-type="char" draw:z-index="40" draw:style-name="gr7" draw:text-style-name="P9" svg:width="1.045cm" svg:height="1.049cm" svg:x="1.323cm" svg:y="0.217cm"><text:p/><draw:enhanced-geometry svg:viewBox="0 0 592 594" draw:type="non-primitive" draw:enhanced-path="M 305 0  C 331 22 392 67 446 123  C 501 178 555 210 578 279  C 602 348 593 411 562 471  C 531 532 476 560 422 582  C 367 604 343 591 289 582  C 234 574 199 584 148 538  C 97 493 21 566 0 530  N"/></draw:custom-shape><draw:custom-shape text:anchor-type="char" draw:z-index="39" draw:style-name="gr6" draw:text-style-name="P9" svg:width="1.008cm" svg:height="0.775cm" svg:x="1.33cm" svg:y="0.24cm"><text:p/><draw:enhanced-geometry svg:viewBox="0 0 459 359" draw:type="non-primitive" draw:enhanced-path="M 220 0  C 241 13 290 40 334 73  C 378 106 421 125 440 166  C 459 207 452 244 427 280  C 402 316 358 333 314 346  C 270 359 251 351 207 346  C 163 341 135 347 94 320  C 53 293 17 234 0 213  N"/></draw:custom-shape><draw:custom-shape text:anchor-type="char" draw:z-index="17" draw:style-name="gr2" draw:text-style-name="P6" svg:width="0.897cm" svg:height="0.309cm" svg:x="5.221cm" svg:y="1.80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18" draw:style-name="gr2" draw:text-style-name="P6" svg:width="0.897cm" svg:height="0.309cm" svg:x="5.205cm" svg:y="2.12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15" draw:style-name="gr2" draw:text-style-name="P6" svg:width="0.897cm" svg:height="0.309cm" svg:x="5.207cm" svg:y="1.18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16" draw:style-name="gr2" draw:text-style-name="P6" svg:width="0.897cm" svg:height="0.309cm" svg:x="5.207cm" svg:y="1.47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19" draw:style-name="gr2" draw:text-style-name="P6" svg:width="0.897cm" svg:height="0.309cm" svg:x="5.188cm" svg:y="2.45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13" draw:style-name="gr2" draw:text-style-name="P6" svg:width="0.897cm" svg:height="0.309cm" svg:x="5.239cm" svg:y="0.54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12" draw:style-name="gr2" draw:text-style-name="P6" svg:width="0.897cm" svg:height="0.309cm" svg:x="5.237cm" svg:y="0.20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14" draw:style-name="gr2" draw:text-style-name="P6" svg:width="0.897cm" svg:height="0.309cm" svg:x="5.241cm" svg:y="0.89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char" draw:z-index="36" draw:style-name="gr5" draw:text-style-name="P7" svg:x1="1.879cm" svg:y1="0.164cm" svg:x2="5.282cm" svg:y2="2.02cm"><text:p/></draw:line><draw:line text:anchor-type="char" draw:z-index="38" draw:style-name="gr5" draw:text-style-name="P7" svg:x1="1.827cm" svg:y1="0.164cm" svg:x2="5.279cm" svg:y2="2.655cm"><text:p/></draw:line><draw:line text:anchor-type="char" draw:z-index="37" draw:style-name="gr5" draw:text-style-name="P7" svg:x1="1.843cm" svg:y1="0.164cm" svg:x2="5.279cm" svg:y2="2.346cm"><text:p/></draw:line><draw:line text:anchor-type="char" draw:z-index="35" draw:style-name="gr5" draw:text-style-name="P7" svg:x1="1.924cm" svg:y1="0.229cm" svg:x2="5.279cm" svg:y2="1.677cm"><text:p/></draw:line><draw:line text:anchor-type="char" draw:z-index="34" draw:style-name="gr5" draw:text-style-name="P7" svg:x1="1.893cm" svg:y1="0.213cm" svg:x2="5.262cm" svg:y2="1.4cm"><text:p/></draw:line><draw:line text:anchor-type="char" draw:z-index="33" draw:style-name="gr5" draw:text-style-name="P7" svg:x1="1.893cm" svg:y1="0.196cm" svg:x2="5.311cm" svg:y2="1.092cm"><text:p/></draw:line><draw:line text:anchor-type="char" draw:z-index="32" draw:style-name="gr5" draw:text-style-name="P7" svg:x1="1.924cm" svg:y1="0.164cm" svg:x2="5.311cm" svg:y2="0.75cm"><text:p/></draw:line><draw:line text:anchor-type="char" draw:z-index="31" draw:style-name="gr5" draw:text-style-name="P7" svg:x1="1.924cm" svg:y1="0.18cm" svg:x2="5.245cm" svg:y2="0.408cm"><text:p/></draw:line><draw:line text:anchor-type="char" draw:z-index="30" draw:style-name="gr5" draw:text-style-name="P7" svg:x1="1.859cm" svg:y1="0.149cm" svg:x2="5.262cm" svg:y2="0.115cm"><text:p/></draw:line><draw:line text:anchor-type="char" draw:z-index="25" draw:style-name="gr3" draw:text-style-name="P7" svg:x1="1.595cm" svg:y1="0.247cm" svg:x2="1.842cm" svg:y2="0.249cm"><text:p/></draw:line><draw:line text:anchor-type="char" draw:z-index="26" draw:style-name="gr3" draw:text-style-name="P7" svg:x1="1.595cm" svg:y1="0.305cm" svg:x2="1.842cm" svg:y2="0.307cm"><text:p/></draw:line><draw:line text:anchor-type="char" draw:z-index="27" draw:style-name="gr3" draw:text-style-name="P7" svg:x1="1.582cm" svg:y1="0.376cm" svg:x2="1.829cm" svg:y2="0.378cm"><text:p/></draw:line><draw:line text:anchor-type="char" draw:z-index="28" draw:style-name="gr3" draw:text-style-name="P7" svg:x1="1.558cm" svg:y1="0.425cm" svg:x2="1.805cm" svg:y2="0.427cm"><text:p/></draw:line><draw:line text:anchor-type="char" draw:z-index="24" draw:style-name="gr3" draw:text-style-name="P7" svg:x1="1.545cm" svg:y1="0.191cm" svg:x2="1.792cm" svg:y2="0.193cm"><text:p/></draw:line><draw:line text:anchor-type="char" draw:z-index="23" draw:style-name="gr3" draw:text-style-name="P7" svg:x1="1.57cm" svg:y1="0.141cm" svg:x2="1.817cm" svg:y2="0.143cm"><text:p/></draw:line><draw:line text:anchor-type="char" draw:z-index="22" draw:style-name="gr3" draw:text-style-name="P7" svg:x1="1.582cm" svg:y1="0.071cm" svg:x2="1.829cm" svg:y2="0.073cm"><text:p/></draw:line><draw:line text:anchor-type="char" draw:z-index="21" draw:style-name="gr3" draw:text-style-name="P7" svg:x1="1.582cm" svg:y1="0.012cm" svg:x2="1.829cm" svg:y2="0.014cm"><text:p/></draw:lin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imSun1" svg:font-family="SimSun"/>
    <style:font-face style:name="Calibri" svg:font-family="Calibri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msArrowOpenEnd_20_5" draw:display-name="msArrowOpenEnd 5" svg:viewBox="0 0 180 180" svg:d="M90 0l90 164-27 16-63-115-63 115-27-16z"/>
    <draw:marker draw:name="msArrowStealthEnd_20_5" draw:display-name="msArrowStealthEnd 5" svg:viewBox="0 0 120 120" svg:d="M60 0l60 120-60-48-60 48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libri" fo:font-family="Calibri" style:font-family-generic="roman" fo:font-size="10.5pt" fo:language="en" fo:country="US" style:font-name-asian="SimSun1" style:font-family-asian="SimSun" style:font-size-asian="10.5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55cm" style:layout-grid-ruby-height="0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caladmin_jbai</meta:initial-creator>
    <meta:creation-date>2016-07-11T15:44:48</meta:creation-date>
    <dc:creator>localadmin_jbai</dc:creator>
    <dc:date>2016-07-11T15:44:52</dc:date>
    <meta:document-statistic meta:table-count="0" meta:image-count="0" meta:object-count="0" meta:page-count="1" meta:paragraph-count="5" meta:word-count="70" meta:character-count="471" meta:non-whitespace-character-count="379"/>
    <meta:generator>LibreOffice/5.0.2.2$Windows_x86 LibreOffice_project/37b43f919e4de5eeaca9b9755ed688758a8251fe</meta:generator>
    <meta:user-defined meta:name="KSOProductBuildVer">1033-10.1.0.5552</meta:user-defined>
  </office:meta>
</office:document-meta>
</file>